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rchivo de cost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yecto:</text:p>
          </table:table-cell>
          <table:table-cell office:value-type="string" calcext:value-type="string">
            <text:p>PCB ensayo estát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r:</text:p>
          </table:table-cell>
          <table:table-cell office:value-type="string" calcext:value-type="string">
            <text:p>Gustavo V. Dia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cha inicio</text:p>
          </table:table-cell>
          <table:table-cell table:style-name="ce1" office:value-type="date" office:date-value="2019-08-28" calcext:value-type="date">
            <text:p>28/08/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cha modificación</text:p>
          </table:table-cell>
          <table:table-cell table:style-name="ce1" office:value-type="date" office:date-value="2019-08-28" calcext:value-type="date">
            <text:p>28/08/19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cost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no me dió</text:p>
          </table:table-cell>
          <table:table-cell table:style-name="ce1" office:value-type="date" office:date-value="2019-08-26" calcext:value-type="date">
            <text:p>26/08/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0:.B23])" office:value-type="float" office:value="230" calcext:value-type="float">
            <text:p>23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06:42:54.221193502</meta:creation-date>
    <dc:date>2019-08-28T06:47:14.665432914</dc:date>
    <meta:editing-duration>PT4M20S</meta:editing-duration>
    <meta:editing-cycles>2</meta:editing-cycles>
    <meta:generator>LibreOffice/5.1.6.2$Linux_X86_64 LibreOffice_project/10m0$Build-2</meta:generator>
    <meta:document-statistic meta:table-count="1" meta:cell-count="34" meta:object-count="0"/>
  </office:meta>
</office:document-meta>
</file>